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5f2cb"/>
    </style:style>
    <style:style style:name="P2" style:family="paragraph" style:parent-style-name="Standard">
      <style:text-properties officeooo:paragraph-rsid="0016d3ad"/>
    </style:style>
    <style:style style:name="P3" style:family="paragraph" style:parent-style-name="Standard">
      <style:text-properties officeooo:rsid="0015f2cb" officeooo:paragraph-rsid="0015f2cb"/>
    </style:style>
    <style:style style:name="P4" style:family="paragraph" style:parent-style-name="Standard">
      <style:text-properties officeooo:rsid="0016d3ad" officeooo:paragraph-rsid="0015f2cb"/>
    </style:style>
    <style:style style:name="P5" style:family="paragraph" style:parent-style-name="Standard">
      <style:text-properties officeooo:rsid="0016d3ad" officeooo:paragraph-rsid="0016d3ad"/>
    </style:style>
    <style:style style:name="P6" style:family="paragraph" style:parent-style-name="Standard">
      <style:text-properties officeooo:rsid="0018ec66" officeooo:paragraph-rsid="0018ec66"/>
    </style:style>
    <style:style style:name="P7" style:family="paragraph" style:parent-style-name="Standard">
      <style:paragraph-properties fo:margin-top="0cm" fo:margin-bottom="0.199cm"/>
      <style:text-properties officeooo:rsid="00150c0b" officeooo:paragraph-rsid="00150c0b"/>
    </style:style>
    <style:style style:name="P8" style:family="paragraph" style:parent-style-name="Standard">
      <style:paragraph-properties fo:margin-top="0cm" fo:margin-bottom="0.199cm"/>
      <style:text-properties officeooo:paragraph-rsid="0024d35c"/>
    </style:style>
    <style:style style:name="P9" style:family="paragraph" style:parent-style-name="Standard">
      <style:paragraph-properties fo:margin-top="0cm" fo:margin-bottom="0.199cm"/>
      <style:text-properties officeooo:paragraph-rsid="0028157f"/>
    </style:style>
    <style:style style:name="P10" style:family="paragraph" style:parent-style-name="Standard">
      <style:paragraph-properties fo:margin-top="0cm" fo:margin-bottom="0.199cm"/>
      <style:text-properties officeooo:paragraph-rsid="00286541"/>
    </style:style>
    <style:style style:name="P11" style:family="paragraph" style:parent-style-name="Standard" style:list-style-name="L1">
      <style:paragraph-properties fo:margin-top="0cm" fo:margin-bottom="0.199cm"/>
      <style:text-properties officeooo:paragraph-rsid="0029090e"/>
    </style:style>
    <style:style style:name="P12" style:family="paragraph" style:parent-style-name="Standard" style:list-style-name="L1">
      <style:paragraph-properties fo:margin-top="0cm" fo:margin-bottom="0.199cm"/>
      <style:text-properties officeooo:paragraph-rsid="0029ebf1"/>
    </style:style>
    <style:style style:name="P13" style:family="paragraph" style:parent-style-name="Standard" style:list-style-name="L1">
      <style:paragraph-properties fo:margin-top="0cm" fo:margin-bottom="0.199cm"/>
      <style:text-properties officeooo:paragraph-rsid="002b1a91"/>
    </style:style>
    <style:style style:name="P14" style:family="paragraph" style:parent-style-name="Standard" style:list-style-name="L1">
      <style:paragraph-properties fo:margin-top="0cm" fo:margin-bottom="0.199cm"/>
      <style:text-properties officeooo:paragraph-rsid="002c66ed"/>
    </style:style>
    <style:style style:name="P15" style:family="paragraph" style:parent-style-name="Standard" style:list-style-name="L1">
      <style:paragraph-properties fo:margin-top="0cm" fo:margin-bottom="0.199cm"/>
      <style:text-properties fo:font-style="italic" officeooo:paragraph-rsid="0029ebf1" style:font-style-asian="italic" style:font-style-complex="italic"/>
    </style:style>
    <style:style style:name="P16" style:family="paragraph" style:parent-style-name="Standard" style:list-style-name="L1">
      <style:paragraph-properties fo:margin-top="0cm" fo:margin-bottom="0.199cm"/>
      <style:text-properties fo:font-style="italic" officeooo:paragraph-rsid="002b1a91" style:font-style-asian="italic" style:font-style-complex="italic"/>
    </style:style>
    <style:style style:name="P17" style:family="paragraph" style:parent-style-name="Standard" style:list-style-name="L1">
      <style:paragraph-properties fo:margin-top="0cm" fo:margin-bottom="0.199cm"/>
      <style:text-properties fo:font-style="italic" officeooo:paragraph-rsid="002c66ed" style:font-style-asian="italic" style:font-style-complex="italic"/>
    </style:style>
    <style:style style:name="P18" style:family="paragraph" style:parent-style-name="Standard" style:list-style-name="L1">
      <style:paragraph-properties fo:margin-top="0cm" fo:margin-bottom="0.199cm"/>
      <style:text-properties fo:font-style="italic" officeooo:paragraph-rsid="002d742c" style:font-style-asian="italic" style:font-style-complex="italic"/>
    </style:style>
    <style:style style:name="P19" style:family="paragraph" style:parent-style-name="Standard">
      <style:paragraph-properties fo:margin-top="0cm" fo:margin-bottom="0.199cm"/>
      <style:text-properties fo:font-style="italic" officeooo:paragraph-rsid="002ebf33" style:font-style-asian="italic" style:font-style-complex="italic"/>
    </style:style>
    <style:style style:name="P20" style:family="paragraph" style:parent-style-name="Standard" style:list-style-name="L1">
      <style:paragraph-properties fo:margin-left="2.501cm" fo:margin-right="0cm" fo:margin-top="0cm" fo:margin-bottom="0.199cm" fo:text-indent="-0.635cm" style:auto-text-indent="false"/>
      <style:text-properties fo:font-style="italic" officeooo:paragraph-rsid="0029ebf1" style:font-style-asian="italic" style:font-style-complex="italic"/>
    </style:style>
    <style:style style:name="P21" style:family="paragraph" style:parent-style-name="Standard">
      <style:paragraph-properties fo:margin-left="0cm" fo:margin-right="0cm" fo:margin-top="0cm" fo:margin-bottom="0.199cm" fo:text-indent="0cm" style:auto-text-indent="false"/>
      <style:text-properties fo:font-style="italic" officeooo:paragraph-rsid="00286541" style:font-style-asian="italic" style:font-style-complex="italic"/>
    </style:style>
    <style:style style:name="P22" style:family="paragraph" style:parent-style-name="Standard" style:list-style-name="L1">
      <style:paragraph-properties fo:margin-left="1.251cm" fo:margin-right="0cm" fo:margin-top="0cm" fo:margin-bottom="0.199cm" fo:text-indent="-0.635cm" style:auto-text-indent="false"/>
      <style:text-properties fo:font-style="italic" officeooo:paragraph-rsid="0029ebf1" style:font-style-asian="italic" style:font-style-complex="italic"/>
    </style:style>
    <style:style style:name="T1" style:family="text">
      <style:text-properties officeooo:rsid="00150c0b"/>
    </style:style>
    <style:style style:name="T2" style:family="text">
      <style:text-properties style:text-underline-style="solid" style:text-underline-width="auto" style:text-underline-color="font-color" officeooo:rsid="001e8499"/>
    </style:style>
    <style:style style:name="T3" style:family="text">
      <style:text-properties style:text-underline-style="none"/>
    </style:style>
    <style:style style:name="T4" style:family="text">
      <style:text-properties style:text-underline-style="none" officeooo:rsid="00150c0b"/>
    </style:style>
    <style:style style:name="T5" style:family="text">
      <style:text-properties style:text-underline-style="none" officeooo:rsid="0021cf76"/>
    </style:style>
    <style:style style:name="T6" style:family="text">
      <style:text-properties officeooo:rsid="0015f2cb"/>
    </style:style>
    <style:style style:name="T7" style:family="text">
      <style:text-properties officeooo:rsid="0016d3ad"/>
    </style:style>
    <style:style style:name="T8" style:family="text">
      <style:text-properties officeooo:rsid="0018ec66"/>
    </style:style>
    <style:style style:name="T9" style:family="text">
      <style:text-properties officeooo:rsid="001b7b69"/>
    </style:style>
    <style:style style:name="T10" style:family="text">
      <style:text-properties officeooo:rsid="001c9387"/>
    </style:style>
    <style:style style:name="T11" style:family="text">
      <style:text-properties officeooo:rsid="001e8499"/>
    </style:style>
    <style:style style:name="T12" style:family="text">
      <style:text-properties officeooo:rsid="00205aff"/>
    </style:style>
    <style:style style:name="T13" style:family="text">
      <style:text-properties officeooo:rsid="0021cf76"/>
    </style:style>
    <style:style style:name="T14" style:family="text">
      <style:text-properties officeooo:rsid="002397c2"/>
    </style:style>
    <style:style style:name="T15" style:family="text">
      <style:text-properties officeooo:rsid="0028157f"/>
    </style:style>
    <style:style style:name="T16" style:family="text">
      <style:text-properties officeooo:rsid="00286541"/>
    </style:style>
    <style:style style:name="T17" style:family="text">
      <style:text-properties fo:font-style="italic" officeooo:rsid="0015f2cb" style:font-style-asian="italic" style:font-style-complex="italic"/>
    </style:style>
    <style:style style:name="T18" style:family="text">
      <style:text-properties fo:font-style="italic" officeooo:rsid="001b7b69" style:font-style-asian="italic" style:font-style-complex="italic"/>
    </style:style>
    <style:style style:name="T19" style:family="text">
      <style:text-properties fo:font-style="italic" officeooo:rsid="002c66ed" style:font-style-asian="italic" style:font-style-complex="italic"/>
    </style:style>
    <style:style style:name="T20" style:family="text">
      <style:text-properties fo:font-style="normal" officeooo:rsid="00286541" style:font-style-asian="normal" style:font-style-complex="normal"/>
    </style:style>
    <style:style style:name="T21" style:family="text">
      <style:text-properties fo:font-style="normal" officeooo:rsid="0029ebf1" style:font-style-asian="normal" style:font-style-complex="normal"/>
    </style:style>
    <style:style style:name="T22" style:family="text">
      <style:text-properties fo:font-style="normal" officeooo:rsid="002b1a91" style:font-style-asian="normal" style:font-style-complex="normal"/>
    </style:style>
    <style:style style:name="T23" style:family="text">
      <style:text-properties fo:font-style="normal" officeooo:rsid="002c66ed" style:font-style-asian="normal" style:font-style-complex="normal"/>
    </style:style>
    <style:style style:name="T24" style:family="text">
      <style:text-properties fo:font-style="normal" officeooo:rsid="002ebf33" style:font-style-asian="normal" style:font-style-complex="normal"/>
    </style:style>
    <style:style style:name="T25" style:family="text">
      <style:text-properties officeooo:rsid="0029090e"/>
    </style:style>
    <style:style style:name="T26" style:family="text">
      <style:text-properties officeooo:rsid="0029ebf1"/>
    </style:style>
    <style:style style:name="T27" style:family="text">
      <style:text-properties style:text-position="super 58%" officeooo:rsid="001b7b69"/>
    </style:style>
    <style:style style:name="T28" style:family="text">
      <style:text-properties officeooo:rsid="002b1a91"/>
    </style:style>
    <style:style style:name="T29" style:family="text">
      <style:text-properties officeooo:rsid="002c66ed"/>
    </style:style>
    <style:style style:name="T30" style:family="text">
      <style:text-properties fo:language="en" fo:country="GB" officeooo:rsid="002c66ed"/>
    </style:style>
    <style:style style:name="T31" style:family="text">
      <style:text-properties officeooo:rsid="002d742c"/>
    </style:style>
    <style:style style:name="T32" style:family="text">
      <style:text-properties officeooo:rsid="002ebf3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ear Professor Barillot</text:p>
      <text:p text:style-name="P8"><text:span text:style-name="T1">We are grateful for many useful comments of your two </text:span><text:span text:style-name="T32">R</text:span><text:span text:style-name="T1">eviewers. </text:span><text:span text:style-name="T15">These</text:span><text:span text:style-name="T1"> would </text:span><text:span text:style-name="T15">provide</text:span><text:span text:style-name="T1"> the basis of a much improved presentation of our work. </text:span><text:span text:style-name="T15">We are encouraged too by</text:span><text:span text:style-name="T12"> the spirit of </text:span><text:span text:style-name="T32">R</text:span><text:span text:style-name="T12">eviewer 2's </text:span><text:span text:style-name="T32">overall </text:span><text:span text:style-name="T12">assessment</text:span><text:span text:style-name="T1">:</text:span></text:p>
      <text:p text:style-name="P19"><text:span text:style-name="T32">“Overall, this paper is interesting and addresses the problem of analyzing large tractography datasets in what appears to be a useful way. <text:s/>[...] The paper contains many results, but the big picture could be clarified, as well as the methods used to produce each result. Essentially, this may be very good and useful work, but the paper needs polishing to help the reader understand.” </text:span><text:span text:style-name="T24">(Reviewer 2 , Paragraph 1)</text:span></text:p>
      <text:p text:style-name="P8"><text:span text:style-name="T32">We feel h</text:span><text:span text:style-name="T1">owever that some elements of </text:span><text:span text:style-name="T32">R</text:span><text:span text:style-name="T1">eviewer 1's comments are materially unfair and have even led you to believe there is a concern about the originality of the method that </text:span><text:span text:style-name="T14">we are presenting</text:span><text:span text:style-name="T1">.</text:span></text:p>
      <text:p text:style-name="P8"><text:span text:style-name="T1">We would like you to consider whether our submission has had an adequately fair hearing and hopefully agree either to send the paper to a third reviewer, or to allow us to submit a revised manuscript addressing the </text:span><text:span text:style-name="T32">various </text:span><text:span text:style-name="T13">points raised.</text:span></text:p>
      <text:p text:style-name="P9"><text:span text:style-name="T15">We feel that R</text:span><text:span text:style-name="T1">eviewer </text:span><text:span text:style-name="T15">1 is setting an unreasonably high bar for our work </text:span><text:span text:style-name="T16">just because it is original:</text:span><text:span text:style-name="T15"> </text:span></text:p>
      <text:p text:style-name="P21"><text:span text:style-name="T16">“The use of previous clustering algorithms releases the other authors in the field from proving that their algorithms converge to a meaningful clustering, that the results are stable enough under different permutations of the data and that they maximize the similarity within clusters while they minimize it between them. None of these properties is properly proved in this paper, the authors present experiments to prove some of these characteristics but the results and presentation are not satisfactory for several reasons.” </text:span><text:span text:style-name="T20">(</text:span><text:span text:style-name="T21">Reviewer 1, </text:span><text:span text:style-name="T20">Paragraph 3)</text:span><text:span text:style-name="T16"></text:span></text:p>
      <text:p text:style-name="P10"><text:span text:style-name="T16">This is a very extreme position.</text:span><text:span text:style-name="T6"> We would counter this by saying that application of </text:span><text:span text:style-name="T17">any</text:span><text:span text:style-name="T6"> clustering technique in a novel domain should be supported by evidence of stability, robustness and validity. <text:s/></text:span><text:span text:style-name="T16">We would assert tha</text:span><text:span text:style-name="T13">t </text:span><text:span text:style-name="T16">it </text:span><text:span text:style-name="T13">is a strength of our work that we have undertaken this kind of testing. </text:span><text:span text:style-name="T6">While the evidence we have included can </text:span><text:span text:style-name="T16">indeed </text:span><text:span text:style-name="T6">be </text:span><text:span text:style-name="T16">reinforced</text:span><text:span text:style-name="T6"> along the lines suggested by the reviewers, it is </text:span><text:span text:style-name="T16">possibly </text:span><text:span text:style-name="T6">a weakness of previously published work that these checks are often absent.</text:span></text:p>
      <text:p text:style-name="P10"><text:span text:style-name="T16">There are a number of places where Revi</text:span><text:span text:style-name="T25">e</text:span><text:span text:style-name="T16">wer 1 appears to misunderstand or misrepresent what our work. </text:span></text:p>
      <text:list xml:id="list1569224871" text:style-name="L1">
        <text:list-item>
          <text:p text:style-name="P11"><text:span text:style-name="T25">Reviewer 1 has a number of concerns about our use of the MDF metric. </text:span></text:p>
          <text:p text:style-name="P22"><text:span text:style-name="T25">“A second issue with the clustering algorithm is the proposed measure, minimum average distance flipped (MDF). Such a measure is bound to have a bias towards tracts of the same length with very high correspondence between the points. This is not well shown in the paper as the examples shown in Fig 2 are only presented on tracts with similar lengths where MDF makes sense. […] </text:span><text:span text:style-name="T26">this is not sufficient to guarantee a clustering which results in bundles of tracts resembling the known anatomical bundles. [...] Hence separating short from long tracts is not, as the authors state, an obvious advantage for the algorithm; it is dependent on the aims of the clustering. The clustering proposed in this paper will not obtain those kinds of clusters automatically.</text:span><text:span text:style-name="T25">” </text:span><text:span text:style-name="T26">(</text:span><text:span text:style-name="T21">Reviewer 1, Paragraph 6) </text:span><text:span text:style-name="T25"></text:span></text:p>
          <text:p text:style-name="P11"><text:span text:style-name="T26">As stated in the paper o</text:span><text:span text:style-name="T7">ur goal is the simplification of the </text:span><text:span text:style-name="T26">complexity of </text:span><text:span text:style-name="T7">tractography </text:span><text:span text:style-name="T26">datasets, </text:span><text:span text:style-name="T7">not the </text:span><text:span text:style-name="T26">automatic </text:span><text:span text:style-name="T7">identification of anatomical clusters. </text:span><text:span text:style-name="T26">A</text:span><text:span text:style-name="T7">s a result we very much want to put together </text:span><text:span text:style-name="T26">in clusters </text:span><text:span text:style-name="T7">tracks with very similar shapes. The question of whether other metrics would produce similar or better results is irrelevant, </text:span><text:span text:style-name="T13">as is the criticism that anatomical bundles are made up of long and short fibres, sometimes diverging. </text:span><text:span text:style-name="T25">We would also point out that the MDF metric is the basis of the paper by Mayer et al. (IEEE-TMI 2011, Our Ref. 46) which moreover cites as an advantage of MDF the way it distinguishes between tracks of different lengths!</text:span></text:p>
        </text:list-item>
        <text:list-item>
          <text:p text:style-name="P12"><text:span text:style-name="T25">Reviewer 1 </text:span><text:span text:style-name="T26">accepts that it may be useful to use QB as a pre-processing tool for classification </text:span><text:soft-page-break/><text:span text:style-name="T26">by a higher order algorithm. However he then finds fault with the results of two such application.</text:span></text:p>
          <text:p text:style-name="P15"><text:span text:style-name="T26">“Using QB as a preprocessing step for other clustering algorithms (section III­E) seems to be a good tool in order to increase the signal-­to-­noise ratio of the sets of tracts used as input for high complexity algorithms. However, to assert this, the authors would have to prove that it is worth doing this instead of just seeding the brain more sparsely. Furthermore, the results shown in figure 7 as output of this technique are not satisfactory either. When applied to hierarchical clustering, the </text:span><text:span text:style-name="T21">corpus callosum</text:span><text:span text:style-name="T26"> is effectively clustered in whole but the </text:span><text:span text:style-name="T21">arcuate fasciculus</text:span><text:span text:style-name="T26">; the </text:span><text:span text:style-name="T21">inferior­longitudinal fasiculus</text:span><text:span text:style-name="T26"> and parts of the </text:span><text:span text:style-name="T21">inferior­frontooccipital fasciculus</text:span><text:span text:style-name="T26"> are clustered all together (shown in cyan). The affinity propagation results do not seem particularly good, or better than other available methods either.” </text:span><text:span text:style-name="T21">(Reviewer 1, Paragraph </text:span><text:span text:style-name="T22">7)</text:span></text:p>
          <text:p text:style-name="P12"><text:span text:style-name="T9">In Fig. 7 we are not making claims about the superiority or otherwise of QB+HC </text:span><text:span text:style-name="T18">vs</text:span><text:span text:style-name="T9"> QB+AP. We are trying to show that preprocessing with QB puts the large tractography </text:span><text:span text:style-name="T26">dataset</text:span><text:span text:style-name="T9"> within reach of O(N</text:span><text:span text:style-name="T27">2</text:span><text:span text:style-name="T9">) algorithms like HC and AP. This does bring into focus some interesting properties but we are not making claims about </text:span><text:span text:style-name="T26">these combined techniques</text:span><text:span text:style-name="T9"> providing a fully automatic clustering.</text:span></text:p>
        </text:list-item>
        <text:list-item>
          <text:p text:style-name="P13"><text:span text:style-name="T28">Reviewer 1 is not happy with our example showing how QB can provide through its representative tracks suitable landmarks to bring</text:span><text:span text:style-name="T28"> </text:span><text:span text:style-name="T29">several </text:span><text:span text:style-name="T28">different brains into</text:span><text:span text:style-name="T13"> r</text:span><text:span text:style-name="T10">egistration.</text:span></text:p>
          <text:p text:style-name="P16"><text:span text:style-name="T28">“Solving this system using a reasonably sized number of tracts [...] would yield the same type of results [...], even if bundles are picked randomly to ensure a good sampling. Hence, the pre­processing step with QB doesn’t seem to be a particular advantage of this method with respect to other available methods for clustering tracts or quantifying their similarity.” </text:span></text:p>
          <text:p text:style-name="P13"><text:span text:style-name="T29">Setting aside that this begs the question of the availability of efficient segmentation of </text:span><text:span text:style-name="T30">tractographies</text:span><text:span text:style-name="T29"> into corresponding </text:span><text:span text:style-name="T19">tracts</text:span><text:span text:style-name="T23"> or </text:span><text:span text:style-name="T19">bundles,</text:span><text:span text:style-name="T23"> we would be interested to know of metrics for comparison of these </text:span><text:span text:style-name="T19">tracts </text:span><text:span text:style-name="T23">as opposed to their constituent </text:span><text:span text:style-name="T19">tracks. I'm not sure if it is the way we have selected our 17/19 virtual tracks that he is getting at or what ...</text:span><text:span text:style-name="T23"> </text:span></text:p>
        </text:list-item>
        <text:list-item>
          <text:p text:style-name="P14"><text:span text:style-name="T29">Reviewer 1 thinks we have misrepresented the literature on tractography clustering.</text:span></text:p>
          <text:p text:style-name="P17"><text:span text:style-name="T29">“... reference [1] does not perform hierarchical clustering but graph-­based clustering, as they don’t obtain a dendrogram as result of their clustering ...”</text:span></text:p>
          <text:p text:style-name="P14"><text:span text:style-name="T11">Ref [1] explicitly uses </text:span><text:span text:style-name="T29">hierarchical</text:span><text:span text:style-name="T11"> as stated in their abstract:</text:span></text:p>
          <text:p text:style-name="P14"><text:span text:style-name="T11"/></text:p>
        </text:list-item>
        <text:list-item>
          <text:p text:style-name="P14"><text:span text:style-name="T13">Reviewer 1's</text:span><text:span text:style-name="T12"> c</text:span><text:span text:style-name="T11">oncluding paragraph </text:span><text:span text:style-name="T12">correctly </text:span><text:span text:style-name="T11">says </text:span><text:span text:style-name="T12">we have provided a clustering algorithm of low order complexity which as a result can cluster large tractographies quickly. However the remainder of the paragraph mis</text:span><text:span text:style-name="T13">represents</text:span><text:span text:style-name="T12"> our work. </text:span></text:p>
          <text:p text:style-name="P18"><text:span text:style-name="T31">It seems an unfair comparison with existing algorithms that aim to extract anatomically meaningful bundles automatically as QB needs manual intervention to achieve this, the process is: clustering which yields ~2000 clusters in average, picking the representative virtual tracts of 19 clusters and then grouping tracts around this 19 according to a manually selected threshold. The other possible application the authors introduce is using the results of QB as landmarks to compare or register brains, however as they pick ~2000 from 10e6 tracts having approximately 50% agreement between subjects this does not seem a good technique for automatic landmark selection.</text:span></text:p>
          <text:p text:style-name="P14"><text:span text:style-name="T8">In </text:span><text:span text:style-name="T12">our view the machine learning problem of</text:span><text:span text:style-name="T8"> extract</text:span><text:span text:style-name="T12">ing</text:span><text:span text:style-name="T8"> anatomically meaningful bundles automatically </text:span><text:span text:style-name="T12">is not yet solved</text:span><text:span text:style-name="T8">. </text:span><text:span text:style-name="T12">However we do not claim to have achieved a solution.</text:span><text:span text:style-name="T8"> </text:span><text:span text:style-name="T31">Moreover, while t</text:span><text:span text:style-name="T12">he example illustrated in Fig. 6 is indeed manually assisted, </text:span><text:span text:style-name="T31">it</text:span><text:span text:style-name="T12"> does not claim to be a full anatomical segmentation. </text:span><text:span text:style-name="T31">Instead it</text:span><text:span text:style-name="T12"> </text:span><text:span text:style-name="T29">serves to </text:span><text:span text:style-name="T12">illustrate a potential </text:span><text:soft-page-break/><text:span text:style-name="T12">application which is accessible precisely through the data reduction provided by QB. </text:span><text:span text:style-name="T31">In relation to </text:span><text:span text:style-name="T32">the ~2000</text:span><text:span text:style-name="T12"> </text:span><text:span text:style-name="T32">tracks we would point out that they are highly representative landmarks as they are the centroids of bundles containing in total ~80% of the entire tractography. (We recognise that the cited 50% agreement needs better justification as being at a good level.)</text:span></text:p>
        </text:list-item>
      </text:list>
      <text:p text:style-name="P10"><text:span text:style-name="T13"/></text:p>
      <text:p text:style-name="P10"><text:span text:style-name="T13">FOR DISCUSSION: </text:span><text:span text:style-name="T8">Why are we working on such large datasets? Wouldn't considerably reduced seeding give equivalent information?</text:span></text:p>
      <text:p text:style-name="P10"><text:span text:style-name="T16">FOR DISCUSSION</text:span><text:span text:style-name="T13">: </text:span><text:span text:style-name="T6">Numbers of clusters – we recognise the limitation of this as an indicator of robustness </text:span><text:span text:style-name="T13">and indeed go on to introduce another measure of robustness </text:span><text:span text:style-name="T6">– </text:span><text:span text:style-name="T13">moreover </text:span><text:span text:style-name="T6">the reviewer seems to have missed the point that the large numbers of clusters differs widely between tractographies but is relatively robust against random reordering.</text:span></text:p>
      <text:p text:style-name="P10"><text:span text:style-name="T13">FOR DISCUSSION: </text:span><text:span text:style-name="T6">Both QB and BA are based on MDF. </text:span><text:span text:style-name="T7">(Circularity?)</text:span></text:p>
      <text:p text:style-name="P10"><text:span text:style-name="T13">FOR DISCUSSION: </text:span><text:span text:style-name="T7">50% BA – more analysis (very much better than random) and explanation (quality and variability in datasets) – anatomical coherence not the issue but agreement between different clusterings of the datasets.</text:span></text:p>
      <text:p text:style-name="P10"><text:span text:style-name="T5">PICKY: </text:span><text:span text:style-name="T3">Metric</text:span><text:span text:style-name="T4"> is usually used in tractography to mean a method for measuring something rather than a </text:span><text:span text:style-name="T1">mathematical construct obeying certain axioms.</text:span></text:p>
      <text:p text:style-name="P9"><text:span text:style-name="T13">PICKY: </text:span><text:span text:style-name="T11">Track vs tract: literature uses fiber tracking. Tracks are synonymous with streamlines. Tracts are anatomical structures which we don't claim to identify. (Should we use </text:span><text:span text:style-name="T2">centroids</text:span><text:span text:style-name="T11"> instead of </text:span><text:span text:style-name="T2">virtual tracks</text:span><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an Nimmo-Smith</meta:initial-creator>
    <meta:creation-date>2012-06-08T12:32:27</meta:creation-date>
    <dc:date>2012-06-09T18:38:53</dc:date>
    <dc:creator>Ian Nimmo-Smith</dc:creator>
    <meta:editing-duration>PT09H22M16S</meta:editing-duration>
    <meta:editing-cycles>10</meta:editing-cycles>
    <meta:generator>OpenOffice.org/3.2$Unix OpenOffice.org_project/320m19$Build-9505</meta:generator>
    <meta:document-statistic meta:table-count="0" meta:image-count="0" meta:object-count="0" meta:page-count="3" meta:paragraph-count="30" meta:word-count="1498" meta:character-count="9261"/>
  </office:meta>
</office:document-meta>
</file>